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宋体2" svg:font-family="宋体" style:font-family-generic="system" style:font-pitch="variable"/>
  </office:font-face-decls>
  <office:automatic-styles>
    <style:style style:name="P1" style:family="paragraph" style:parent-style-name="First_20_line_20_indent">
      <style:text-properties officeooo:rsid="0018a588" officeooo:paragraph-rsid="0018a588"/>
    </style:style>
    <style:style style:name="P2" style:family="paragraph" style:parent-style-name="First_20_line_20_indent">
      <style:text-properties style:font-name="Times New Roman1" officeooo:rsid="0018a588" officeooo:paragraph-rsid="0018a588" style:font-name-asian="宋体1" style:font-size-asian="12pt"/>
    </style:style>
    <style:style style:name="P3" style:family="paragraph" style:parent-style-name="First_20_line_20_indent">
      <style:paragraph-properties fo:margin-top="0.212cm" fo:margin-bottom="0.212cm" style:contextual-spacing="false"/>
      <style:text-properties style:font-name="Times New Roman" fo:font-size="12pt" officeooo:rsid="0018a588" officeooo:paragraph-rsid="0018a588" fo:background-color="transparent" style:font-name-asian="宋体2" style:font-size-asian="12pt"/>
    </style:style>
    <style:style style:name="P4" style:family="paragraph" style:parent-style-name="Heading_20_2">
      <style:text-properties officeooo:paragraph-rsid="00135385"/>
    </style:style>
    <style:style style:name="T1" style:family="text">
      <style:text-properties fo:font-size="12pt"/>
    </style:style>
    <style:style style:name="T2" style:family="text">
      <style:text-properties fo:font-size="12pt" officeooo:rsid="001bdea3"/>
    </style:style>
    <style:style style:name="T3" style:family="text">
      <style:text-properties officeooo:rsid="0020d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案出台的背景和立法进程</text:h>
      <text:p text:style-name="P1">XXX</text:p>
      <text:h text:style-name="Heading_20_1" text:outline-level="1">法案主要内容</text:h>
      <text:p text:style-name="P1">XXX</text:p>
      <text:h text:style-name="Heading_20_2" text:outline-level="2">CHIPS 以及开放式无线接入网 (O-RAN) 5G紧急拨款</text:h>
      <text:p text:style-name="P2">XXX</text:p>
      <text:h text:style-name="Heading_20_2" text:outline-level="2">无尽前沿法案</text:h>
      <text:p text:style-name="P2">XXX</text:p>
      <text:h text:style-name="Heading_20_1" text:outline-level="1">对重点涉及的条款的分析</text:h>
      <text:p text:style-name="P2">XXX</text:p>
      <text:h text:style-name="Heading_20_2" text:outline-level="2">对半导体及微电子芯片研发生产活动的支持</text:h>
      <text:h text:style-name="Heading_20_3" text:outline-level="3">设立“美国CHIPS基金”、“美国CHIPS防御基金”和“美国CHIPS国际技术安全及创新基金”，并向这些基金拨付资金（“CHIPS 以及开放式无线接入网 (O-RAN) 5G紧急拨款”部分第1002节）</text:h>
      <text:p text:style-name="P2">
        <text:span text:style-name="T2">X</text:span>
        <text:span text:style-name="T1">XX</text:span>
      </text:p>
      <text:h text:style-name="Heading_20_3" text:outline-level="3">为《2021年国家授权防御法案》中规定的与5G及开放式无线接入网等开放技术相关的“公共无线供应链创新基金”提供资金（“CHIPS 以及开放式无线接入网 (O-RAN) 5G紧急拨款”部分第1003节）</text:h>
      <text:p text:style-name="P3">XXX</text:p>
      <text:h text:style-name="Heading_20_2" text:outline-level="2">知识产权</text:h>
      <text:p text:style-name="P2">XXX</text:p>
      <text:h text:style-name="Heading_20_2" text:outline-level="2">出口管制<text:note text:id="ftn1" text:note-class="footnote"><text:note-citation>1</text:note-citation><text:note-body><text:p text:style-name="Footnote">金挺峰（赵德铭团队）</text:p></text:note-body></text:note></text:h>
      <text:p text:style-name="P2">XXX</text:p>
      <text:h text:style-name="Heading_20_3" text:outline-level="3">对出口管制和投资审查制度的更新，以及多边出口管制措施的制定（“2021年战略竞争法案”第3004节）</text:h>
      <text:p text:style-name="P2">XXX</text:p>
      <text:h text:style-name="Heading_20_3" text:outline-level="3">在国际多边机制下加强与技术伙伴之间的出口管制协调（“2021年战略竞争法案”第3209节）</text:h>
      <text:p text:style-name="P1">XX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宋体2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name="Times New Roman1" fo:font-family="'Times New Roman'" style:font-style-name="标准" style:font-family-generic="roman" style:font-pitch="variable" style:font-name-asian="宋体1" style:font-family-asian="宋体" style:font-style-name-asian="标准" style:font-pitch-asian="variable" style:font-size-asian="12pt"/>
    </style:style>
    <style:style style:name="Heading" style:family="paragraph" style:parent-style-name="Standard" style:next-style-name="Text_20_body" style:class="text">
      <style:paragraph-properties fo:keep-with-next="always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First_20_line_20_indent" style:default-outline-level="1" style:class="text">
      <style:paragraph-properties fo:margin-top="0.199cm" fo:margin-bottom="0.199cm" style:contextual-spacing="false"/>
      <style:text-properties fo:font-weight="bold" style:font-weight-asian="bold"/>
    </style:style>
    <style:style style:name="Heading_20_2" style:display-name="Heading 2" style:family="paragraph" style:parent-style-name="Heading" style:next-style-name="First_20_line_20_indent" style:default-outline-level="2" style:class="text">
      <style:paragraph-properties fo:margin-top="0.199cm" fo:margin-bottom="0.199cm" style:contextual-spacing="false"/>
      <style:text-properties fo:font-weight="bold" style:font-weight-asian="bold"/>
    </style:style>
    <style:style style:name="Heading_20_3" style:display-name="Heading 3" style:family="paragraph" style:parent-style-name="Heading" style:next-style-name="First_20_line_20_indent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85cm" style:auto-text-indent="false"/>
    </style:style>
    <style:style style:name="List_20_Indent" style:display-name="List Indent" style:family="paragraph" style:parent-style-name="Text_20_body" style:class="text">
      <style:paragraph-properties fo:margin-left="0.85cm" fo:margin-right="0cm" fo:margin-top="0cm" fo:margin-bottom="0.199cm" style:contextual-spacing="true" fo:text-indent="0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true" fo:line-height="115%" fo:text-indent="0.353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85cm" fo:text-indent="-0.85cm" fo:margin-left="0.85cm"/>
        </style:list-level-properties>
      </text:outline-level-style>
      <text:outline-level-style text:level="2" loext:num-list-format="%1%.%2%." style:num-suffix="." style:num-format="A">
        <style:list-level-properties text:list-level-position-and-space-mode="label-alignment">
          <style:list-level-label-alignment text:label-followed-by="listtab" text:list-tab-stop-position="0.85cm" fo:text-indent="-0.85cm" fo:margin-left="0.85cm"/>
        </style:list-level-properties>
      </text:outline-level-style>
      <text:outline-level-style text:level="3" loext:num-list-format="%1%.%2%.%3%." style:num-suffix="." style:num-format="1">
        <style:list-level-properties text:list-level-position-and-space-mode="label-alignment">
          <style:list-level-label-alignment text:label-followed-by="listtab" text:list-tab-stop-position="1.6cm" fo:text-indent="-0.75cm" fo:margin-left="1.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6cm" fo:text-indent="-0.75cm" fo:margin-left="1.6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85cm" fo:text-indent="-0.85cm" fo:margin-left="0.8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85cm" fo:text-indent="-0.85cm" fo:margin-left="0.8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6cm" fo:text-indent="-0.75cm" fo:margin-left="1.6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401cm" fo:text-indent="-0.55cm" fo:margin-left="1.40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cm" fo:margin-left="2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loext:num-list-format="%3%" text:bullet-char="-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09:12:51.441751959</meta:creation-date>
    <dc:date>2021-09-18T18:00:52.769543402</dc:date>
    <meta:editing-duration>PT17M59S</meta:editing-duration>
    <meta:editing-cycles>6</meta:editing-cycles>
    <meta:generator>LibreOffice/7.2.2.0.0$Linux_X86_64 LibreOffice_project/e637c8d73944800e62c76ccdfa6e7526a51a23d1</meta:generator>
    <dc:creator>Kevin Suo</dc:creator>
    <meta:document-statistic meta:table-count="0" meta:image-count="0" meta:object-count="0" meta:page-count="1" meta:paragraph-count="24" meta:word-count="343" meta:character-count="502" meta:non-whitespace-character-count="493"/>
  </office:meta>
</office:document-meta>
</file>